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2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4.249cm" style:rel-column-width="16383*"/>
    </style:style>
    <style:style style:name="Táboa1.D" style:family="table-column">
      <style:table-column-properties style:column-width="4.251cm" style:rel-column-width="16386*"/>
    </style:style>
    <style:style style:name="Tábo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1.D1" style:family="table-cell">
      <style:table-cell-properties fo:background-color="#b2b2b2" fo:padding="0.097cm" fo:border="0.05pt solid #000000">
        <style:background-image/>
      </style:table-cell-properties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B2" style:family="table-cell">
      <style:table-cell-properties fo:padding="0.097cm" fo:border-left="0.05pt solid #000000" fo:border-right="none" fo:border-top="none" fo:border-bottom="0.05pt solid #000000"/>
    </style:style>
    <style:style style:name="Táboa1.C2" style:family="table-cell">
      <style:table-cell-properties fo:padding="0.097cm" fo:border-left="0.05pt solid #000000" fo:border-right="none" fo:border-top="none" fo:border-bottom="0.05pt solid #000000"/>
    </style:style>
    <style:style style:name="Táboa1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A3" style:family="table-cell">
      <style:table-cell-properties fo:padding="0.097cm" fo:border-left="0.05pt solid #000000" fo:border-right="none" fo:border-top="none" fo:border-bottom="0.05pt solid #000000"/>
    </style:style>
    <style:style style:name="Táboa1.B3" style:family="table-cell">
      <style:table-cell-properties fo:padding="0.097cm" fo:border-left="0.05pt solid #000000" fo:border-right="none" fo:border-top="none" fo:border-bottom="0.05pt solid #000000"/>
    </style:style>
    <style:style style:name="Táboa1.C3" style:family="table-cell">
      <style:table-cell-properties fo:padding="0.097cm" fo:border-left="0.05pt solid #000000" fo:border-right="none" fo:border-top="none" fo:border-bottom="0.05pt solid #000000"/>
    </style:style>
    <style:style style:name="Táboa1.D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A4" style:family="table-cell">
      <style:table-cell-properties fo:padding="0.097cm" fo:border-left="0.05pt solid #000000" fo:border-right="none" fo:border-top="none" fo:border-bottom="0.05pt solid #000000"/>
    </style:style>
    <style:style style:name="Táboa1.B4" style:family="table-cell">
      <style:table-cell-properties fo:padding="0.097cm" fo:border-left="0.05pt solid #000000" fo:border-right="none" fo:border-top="none" fo:border-bottom="0.05pt solid #000000"/>
    </style:style>
    <style:style style:name="Táboa1.C4" style:family="table-cell">
      <style:table-cell-properties fo:padding="0.097cm" fo:border-left="0.05pt solid #000000" fo:border-right="none" fo:border-top="none" fo:border-bottom="0.05pt solid #000000"/>
    </style:style>
    <style:style style:name="Táboa1.D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.A5" style:family="table-cell">
      <style:table-cell-properties fo:padding="0.097cm" fo:border-left="0.05pt solid #000000" fo:border-right="none" fo:border-top="none" fo:border-bottom="0.05pt solid #000000"/>
    </style:style>
    <style:style style:name="Táboa1.B5" style:family="table-cell">
      <style:table-cell-properties fo:padding="0.097cm" fo:border-left="0.05pt solid #000000" fo:border-right="none" fo:border-top="none" fo:border-bottom="0.05pt solid #000000"/>
    </style:style>
    <style:style style:name="Táboa1.C5" style:family="table-cell">
      <style:table-cell-properties fo:padding="0.097cm" fo:border-left="0.05pt solid #000000" fo:border-right="none" fo:border-top="none" fo:border-bottom="0.05pt solid #000000"/>
    </style:style>
    <style:style style:name="Táboa1.D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4.249cm" style:rel-column-width="16383*"/>
    </style:style>
    <style:style style:name="Táboa2.D" style:family="table-column">
      <style:table-column-properties style:column-width="4.251cm" style:rel-column-width="16386*"/>
    </style:style>
    <style:style style:name="Táboa2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2.D1" style:family="table-cell">
      <style:table-cell-properties fo:background-color="#83caff" fo:padding="0.097cm" fo:border="0.05pt solid #000000">
        <style:background-image/>
      </style:table-cell-properties>
    </style:style>
    <style:style style:name="Táboa2.A2" style:family="table-cell">
      <style:table-cell-properties fo:padding="0.097cm" fo:border-left="0.05pt solid #000000" fo:border-right="none" fo:border-top="none" fo:border-bottom="0.05pt solid #000000"/>
    </style:style>
    <style:style style:name="Táboa2.B2" style:family="table-cell">
      <style:table-cell-properties fo:padding="0.097cm" fo:border-left="0.05pt solid #000000" fo:border-right="none" fo:border-top="none" fo:border-bottom="0.05pt solid #000000"/>
    </style:style>
    <style:style style:name="Táboa2.C2" style:family="table-cell">
      <style:table-cell-properties fo:padding="0.097cm" fo:border-left="0.05pt solid #000000" fo:border-right="none" fo:border-top="none" fo:border-bottom="0.05pt solid #000000"/>
    </style:style>
    <style:style style:name="Táboa2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fo:padding="0.097cm" fo:border-left="0.05pt solid #000000" fo:border-right="none" fo:border-top="none" fo:border-bottom="0.05pt solid #000000"/>
    </style:style>
    <style:style style:name="Táboa2.B3" style:family="table-cell">
      <style:table-cell-properties fo:padding="0.097cm" fo:border-left="0.05pt solid #000000" fo:border-right="none" fo:border-top="none" fo:border-bottom="0.05pt solid #000000"/>
    </style:style>
    <style:style style:name="Táboa2.C3" style:family="table-cell">
      <style:table-cell-properties fo:padding="0.097cm" fo:border-left="0.05pt solid #000000" fo:border-right="none" fo:border-top="none" fo:border-bottom="0.05pt solid #000000"/>
    </style:style>
    <style:style style:name="Táboa2.D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fo:padding="0.097cm" fo:border-left="0.05pt solid #000000" fo:border-right="none" fo:border-top="none" fo:border-bottom="0.05pt solid #000000"/>
    </style:style>
    <style:style style:name="Táboa2.B4" style:family="table-cell">
      <style:table-cell-properties fo:padding="0.097cm" fo:border-left="0.05pt solid #000000" fo:border-right="none" fo:border-top="none" fo:border-bottom="0.05pt solid #000000"/>
    </style:style>
    <style:style style:name="Táboa2.C4" style:family="table-cell">
      <style:table-cell-properties fo:padding="0.097cm" fo:border-left="0.05pt solid #000000" fo:border-right="none" fo:border-top="none" fo:border-bottom="0.05pt solid #000000"/>
    </style:style>
    <style:style style:name="Táboa2.D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fo:padding="0.097cm" fo:border-left="0.05pt solid #000000" fo:border-right="none" fo:border-top="none" fo:border-bottom="0.05pt solid #000000"/>
    </style:style>
    <style:style style:name="Táboa2.B5" style:family="table-cell">
      <style:table-cell-properties fo:padding="0.097cm" fo:border-left="0.05pt solid #000000" fo:border-right="none" fo:border-top="none" fo:border-bottom="0.05pt solid #000000"/>
    </style:style>
    <style:style style:name="Táboa2.C5" style:family="table-cell">
      <style:table-cell-properties fo:padding="0.097cm" fo:border-left="0.05pt solid #000000" fo:border-right="none" fo:border-top="none" fo:border-bottom="0.05pt solid #000000"/>
    </style:style>
    <style:style style:name="Táboa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FreeSans1" officeooo:paragraph-rsid="00204ac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FreeSans1" officeooo:rsid="00204acd" officeooo:paragraph-rsid="00204ac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FreeSans1" officeooo:rsid="0021e670" officeooo:paragraph-rsid="0021e670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.109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officeooo:rsid="002be4d1" officeooo:paragraph-rsid="0025c762"/>
    </style:style>
    <style:style style:name="P5" style:family="paragraph" style:parent-style-name="Text_20_body"/>
    <style:style style:name="P6" style:family="paragraph" style:parent-style-name="Text_20_body">
      <style:paragraph-properties fo:margin-top="0cm" fo:margin-bottom="0cm" loext:contextual-spacing="false" fo:line-height="100%" fo:text-align="end" style:justify-single-word="false" style:writing-mode="page"/>
      <style:text-properties style:font-name="FreeSans1" officeooo:paragraph-rsid="002be4d1"/>
    </style:style>
    <style:style style:name="P7" style:family="paragraph" style:parent-style-name="Text_20_body">
      <style:paragraph-properties fo:margin-top="0cm" fo:margin-bottom="0cm" loext:contextual-spacing="false" fo:line-height="100%" fo:text-align="end" style:justify-single-word="false" style:writing-mode="page"/>
      <style:text-properties fo:font-size="14pt" fo:font-weight="bold" officeooo:paragraph-rsid="002be4d1" style:font-size-asian="14pt" style:font-weight-asian="bold" style:font-size-complex="14pt" style:font-weight-complex="bold"/>
    </style:style>
    <style:style style:name="P8" style:family="paragraph" style:parent-style-name="n5">
      <style:paragraph-properties fo:margin-left="0cm" fo:margin-right="0cm" fo:text-indent="0cm" style:auto-text-indent="false"/>
      <style:text-properties style:use-window-font-color="true" style:font-name="FreeSans1" officeooo:rsid="000b0623" officeooo:paragraph-rsid="0011ec4a"/>
    </style:style>
    <style:style style:name="P9" style:family="paragraph" style:parent-style-name="n5"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fo:break-before="page" style:writing-mode="page"/>
      <style:text-properties style:use-window-font-color="true" style:font-name="FreeSans1" officeooo:rsid="000b0623" officeooo:paragraph-rsid="00229bab"/>
    </style:style>
    <style:style style:name="P10" style:family="paragraph" style:parent-style-name="n5"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style:writing-mode="page"/>
      <style:text-properties style:use-window-font-color="true" style:font-name="FreeSans1" officeooo:rsid="000b0623" officeooo:paragraph-rsid="00229bab"/>
    </style:style>
    <style:style style:name="P11" style:family="paragraph" style:parent-style-name="tx1">
      <style:paragraph-properties fo:margin-left="0cm" fo:margin-right="0cm" fo:line-height="150%" fo:text-align="justify" style:justify-single-word="false" fo:text-indent="0cm" style:auto-text-indent="false"/>
      <style:text-properties style:font-name="FreeSans1" officeooo:rsid="00229bab" officeooo:paragraph-rsid="0025c762"/>
    </style:style>
    <style:style style:name="P12" style:family="paragraph" style:parent-style-name="tx1">
      <style:paragraph-properties fo:margin-left="0cm" fo:margin-right="0cm" fo:text-indent="0cm" style:auto-text-indent="false"/>
      <style:text-properties fo:color="#000099" style:font-name="FreeSans1" officeooo:rsid="000b0623" officeooo:paragraph-rsid="0011ec4a"/>
    </style:style>
    <style:style style:name="P13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officeooo:rsid="00229bab" officeooo:paragraph-rsid="0028dbcd"/>
    </style:style>
    <style:style style:name="P14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1pt" officeooo:rsid="00229bab" officeooo:paragraph-rsid="0028dbcd" style:font-size-asian="11pt" style:font-size-complex="11pt"/>
    </style:style>
    <style:style style:name="P15" style:family="paragraph" style:parent-style-name="tx1"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style:writing-mode="page"/>
      <style:text-properties style:font-name="FreeSans1" fo:font-size="11pt" officeooo:rsid="00229bab" officeooo:paragraph-rsid="00229bab" style:font-size-asian="11pt" style:font-size-complex="11pt"/>
    </style:style>
    <style:style style:name="P16" style:family="paragraph" style:parent-style-name="tx1"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style:writing-mode="page"/>
      <style:text-properties style:font-name="FreeSans1" fo:font-size="11pt" officeooo:rsid="00229bab" officeooo:paragraph-rsid="002dc23c" style:font-size-asian="11pt" style:font-size-complex="11pt"/>
    </style:style>
    <style:style style:name="P17" style:family="paragraph" style:parent-style-name="tx1"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style:writing-mode="page"/>
      <style:text-properties style:font-name="FreeSans1" fo:font-size="11pt" officeooo:rsid="0024457f" officeooo:paragraph-rsid="002dc23c" style:font-size-asian="11pt" style:font-size-complex="11pt"/>
    </style:style>
    <style:style style:name="P18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1pt" fo:font-weight="normal" officeooo:rsid="0028dbcd" officeooo:paragraph-rsid="0028dbcd" style:font-size-asian="11pt" style:font-weight-asian="normal" style:font-size-complex="11pt" style:font-weight-complex="normal"/>
    </style:style>
    <style:style style:name="P19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1pt" fo:font-weight="normal" officeooo:rsid="0028dbcd" officeooo:paragraph-rsid="002a967e" style:font-size-asian="11pt" style:font-weight-asian="normal" style:font-size-complex="11pt" style:font-weight-complex="normal"/>
    </style:style>
    <style:style style:name="P20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1pt" fo:font-weight="normal" officeooo:rsid="0031064f" officeooo:paragraph-rsid="0031064f" style:font-size-asian="11pt" style:font-weight-asian="normal" style:font-size-complex="11pt" style:font-weight-complex="normal"/>
    </style:style>
    <style:style style:name="P21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1pt" fo:font-weight="normal" officeooo:rsid="0031064f" officeooo:paragraph-rsid="00311312" style:font-size-asian="11pt" style:font-weight-asian="normal" style:font-size-complex="11pt" style:font-weight-complex="normal"/>
    </style:style>
    <style:style style:name="P22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1pt" fo:font-weight="normal" officeooo:rsid="00311312" officeooo:paragraph-rsid="00311312" style:font-size-asian="11pt" style:font-weight-asian="normal" style:font-size-complex="11pt" style:font-weight-complex="normal"/>
    </style:style>
    <style:style style:name="P23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2pt" officeooo:rsid="00229bab" officeooo:paragraph-rsid="0028dbcd" style:font-size-asian="12pt" style:font-size-complex="12pt"/>
    </style:style>
    <style:style style:name="P24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2pt" fo:font-weight="normal" officeooo:rsid="00229bab" officeooo:paragraph-rsid="0030a3b3" style:font-size-asian="12pt" style:font-weight-asian="normal" style:font-size-complex="12pt" style:font-weight-complex="normal"/>
    </style:style>
    <style:style style:name="P25" style:family="paragraph" style:parent-style-name="tx1"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style:writing-mode="page"/>
      <style:text-properties style:font-name="FreeSans1" fo:font-weight="bold" officeooo:rsid="00229bab" officeooo:paragraph-rsid="00229bab" style:font-weight-asian="bold" style:font-weight-complex="bold"/>
    </style:style>
    <style:style style:name="P26" style:family="paragraph" style:parent-style-name="tx1"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style:writing-mode="page"/>
      <style:text-properties style:use-window-font-color="true" style:font-name="FreeSans1" officeooo:rsid="000b0623" officeooo:paragraph-rsid="00229bab"/>
    </style:style>
    <style:style style:name="P27" style:family="paragraph" style:parent-style-name="tx1" style:master-page-name="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1cm" style:auto-text-indent="false" style:page-number="auto" fo:background-color="transparent" style:writing-mode="page"/>
      <style:text-properties style:font-name="FreeSans1" fo:font-size="11pt" fo:font-weight="normal" officeooo:rsid="0028dbcd" officeooo:paragraph-rsid="002dc23c" style:font-size-asian="11pt" style:font-weight-asian="normal" style:font-size-complex="11pt" style:font-weight-complex="normal"/>
    </style:style>
    <style:style style:name="P28" style:family="paragraph" style:parent-style-name="tx1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1cm" style:auto-text-indent="false" fo:background-color="transparent" style:writing-mode="page"/>
      <style:text-properties style:font-name="FreeSans1" fo:font-size="11pt" fo:font-weight="normal" officeooo:rsid="0028dbcd" officeooo:paragraph-rsid="002dc23c" style:font-size-asian="11pt" style:font-weight-asian="normal" style:font-size-complex="11pt" style:font-weight-complex="normal"/>
    </style:style>
    <style:style style:name="P29" style:family="paragraph" style:parent-style-name="tx1" style:master-page-name="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orphans="2" fo:widows="2" fo:text-indent="1cm" style:auto-text-indent="false" style:page-number="auto" fo:background-color="transparent" style:writing-mode="page"/>
      <style:text-properties style:font-name="FreeSans1" fo:font-size="11pt" fo:font-weight="normal" officeooo:rsid="0028dbcd" officeooo:paragraph-rsid="002dc23c" style:font-size-asian="11pt" style:font-weight-asian="normal" style:font-size-complex="11pt" style:font-weight-complex="normal"/>
    </style:style>
    <style:style style:name="P30" style:family="paragraph" style:parent-style-name="tx1">
      <loext:graphic-properties draw:fill="none"/>
      <style:paragraph-properties fo:margin-left="1cm" fo:margin-right="0cm" fo:margin-top="0.212cm" fo:margin-bottom="0.106cm" loext:contextual-spacing="false" fo:line-height="150%" fo:text-align="justify" style:justify-single-word="false" fo:orphans="2" fo:widows="2" fo:text-indent="0cm" style:auto-text-indent="false" fo:background-color="transparent"/>
      <style:text-properties style:font-name="FreeSans1" fo:font-size="11pt" officeooo:rsid="0025476e" officeooo:paragraph-rsid="002dc23c" style:font-size-asian="11pt" style:font-size-complex="11pt"/>
    </style:style>
    <style:style style:name="P31" style:family="paragraph" style:parent-style-name="tx1" style:master-page-name="">
      <loext:graphic-properties draw:fill="none"/>
      <style:paragraph-properties fo:margin-left="1cm" fo:margin-right="0cm" fo:margin-top="0.199cm" fo:margin-bottom="0.101cm" loext:contextual-spacing="false" fo:line-height="100%" fo:text-align="justify" style:justify-single-word="false" fo:orphans="2" fo:widows="2" fo:text-indent="0cm" style:auto-text-indent="false" style:page-number="auto" fo:background-color="transparent" style:writing-mode="page"/>
      <style:text-properties style:font-name="FreeSans1" fo:font-size="11pt" officeooo:rsid="0025476e" officeooo:paragraph-rsid="002dc23c" style:font-size-asian="11pt" style:font-size-complex="11pt"/>
    </style:style>
    <style:style style:name="P32" style:family="paragraph" style:parent-style-name="tx1">
      <loext:graphic-properties draw:fill="none"/>
      <style:paragraph-properties fo:margin-left="1cm" fo:margin-right="0cm" fo:margin-top="0.199cm" fo:margin-bottom="0.101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style:font-name="FreeSans1" fo:font-size="11pt" officeooo:rsid="0025476e" officeooo:paragraph-rsid="002dc23c" style:font-size-asian="11pt" style:font-size-complex="11pt"/>
    </style:style>
    <style:style style:name="P33" style:family="paragraph" style:parent-style-name="tx1" style:master-page-name="">
      <loext:graphic-properties draw:fill="none"/>
      <style:paragraph-properties fo:margin-left="1cm" fo:margin-right="0cm" fo:margin-top="0.199cm" fo:margin-bottom="0.101cm" loext:contextual-spacing="false" fo:line-height="100%" fo:text-align="justify" style:justify-single-word="false" fo:orphans="2" fo:widows="2" fo:text-indent="0cm" style:auto-text-indent="false" style:page-number="auto" fo:background-color="transparent" style:writing-mode="page"/>
      <style:text-properties style:font-name="FreeSans1" fo:font-size="11pt" fo:font-weight="normal" officeooo:rsid="0031064f" officeooo:paragraph-rsid="00311312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ff0000" style:font-name="FreeSans1" officeooo:rsid="0025c762" officeooo:paragraph-rsid="0025c762"/>
    </style:style>
    <style:style style:name="P35" style:family="paragraph" style:parent-style-name="Table_20_Contents">
      <style:paragraph-properties fo:text-align="justify" style:justify-single-word="false"/>
      <style:text-properties style:font-name="FreeSans1" fo:font-size="10pt" officeooo:rsid="00204acd" officeooo:paragraph-rsid="00204acd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FreeSans1" fo:font-size="10pt" officeooo:rsid="00204acd" officeooo:paragraph-rsid="0025c762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FreeSans1" fo:font-size="10pt" fo:font-weight="bold" officeooo:rsid="002f7071" officeooo:paragraph-rsid="002f707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FreeSans1"/>
    </style:style>
    <style:style style:name="P39" style:family="paragraph" style:parent-style-name="Table_20_Contents">
      <style:text-properties style:font-name="FreeSans1" fo:font-size="9pt" officeooo:rsid="002f7071" officeooo:paragraph-rsid="002f7071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FreeSans1" fo:font-size="9pt" officeooo:rsid="002f7071" officeooo:paragraph-rsid="002f7071" style:font-size-asian="9pt" style:font-size-complex="9pt"/>
    </style:style>
    <style:style style:name="P41" style:family="paragraph" style:parent-style-name="Table_20_Contents" style:list-style-name="L1">
      <loext:graphic-properties draw:fill="none"/>
      <style:paragraph-properties fo:margin-left="1.3cm" fo:margin-right="0cm" fo:text-align="justify" style:justify-single-word="false" fo:text-indent="-0.9cm" style:auto-text-indent="false" fo:background-color="transparent" text:number-lines="false" text:line-number="0">
        <style:tab-stops>
          <style:tab-stop style:position="-0.582cm"/>
        </style:tab-stops>
      </style:paragraph-properties>
      <style:text-properties style:font-name="FreeSans1" fo:font-size="10pt" officeooo:rsid="00204acd" officeooo:paragraph-rsid="00204acd" style:font-size-asian="10pt" style:font-size-complex="10pt"/>
    </style:style>
    <style:style style:name="P42" style:family="paragraph" style:parent-style-name="Table_20_Contents" style:list-style-name="L1">
      <loext:graphic-properties draw:fill="none"/>
      <style:paragraph-properties fo:margin-left="1.3cm" fo:margin-right="0cm" fo:text-align="justify" style:justify-single-word="false" fo:text-indent="-0.9cm" style:auto-text-indent="false" fo:background-color="transparent" text:number-lines="false" text:line-number="0">
        <style:tab-stops>
          <style:tab-stop style:position="-0.582cm"/>
        </style:tab-stops>
      </style:paragraph-properties>
      <style:text-properties style:font-name="FreeSans1" fo:font-size="10pt" officeooo:rsid="00204acd" officeooo:paragraph-rsid="0025c762" style:font-size-asian="10pt" style:font-size-complex="10pt"/>
    </style:style>
    <style:style style:name="P43" style:family="paragraph" style:parent-style-name="Table_20_Contents" style:list-style-name="L1">
      <loext:graphic-properties draw:fill="none"/>
      <style:paragraph-properties fo:margin-left="0.6cm" fo:margin-right="0cm" fo:text-align="justify" style:justify-single-word="false" fo:text-indent="-0.199cm" style:auto-text-indent="false" fo:background-color="transparent" text:number-lines="false" text:line-number="0">
        <style:tab-stops>
          <style:tab-stop style:position="0.079cm"/>
          <style:tab-stop style:position="0.503cm"/>
        </style:tab-stops>
      </style:paragraph-properties>
      <style:text-properties style:font-name="FreeSans1" fo:font-size="10pt" officeooo:rsid="00204acd" officeooo:paragraph-rsid="00204acd" style:font-size-asian="10pt" style:font-size-complex="10pt"/>
    </style:style>
    <style:style style:name="P44" style:family="paragraph" style:parent-style-name="Table_20_Contents" style:list-style-name="L1">
      <loext:graphic-properties draw:fill="none"/>
      <style:paragraph-properties fo:margin-left="0.6cm" fo:margin-right="0cm" fo:text-align="justify" style:justify-single-word="false" fo:text-indent="-0.199cm" style:auto-text-indent="false" fo:background-color="transparent" text:number-lines="false" text:line-number="0">
        <style:tab-stops>
          <style:tab-stop style:position="0.079cm"/>
          <style:tab-stop style:position="0.503cm"/>
        </style:tab-stops>
      </style:paragraph-properties>
      <style:text-properties style:font-name="FreeSans1" fo:font-size="10pt" officeooo:rsid="00204acd" officeooo:paragraph-rsid="0025c762" style:font-size-asian="10pt" style:font-size-complex="10pt"/>
    </style:style>
    <style:style style:name="T1" style:family="text">
      <style:text-properties officeooo:rsid="00204acd"/>
    </style:style>
    <style:style style:name="T2" style:family="text">
      <style:text-properties officeooo:rsid="00229bab"/>
    </style:style>
    <style:style style:name="T3" style:family="text">
      <style:text-properties officeooo:rsid="0024457f"/>
    </style:style>
    <style:style style:name="T4" style:family="text">
      <style:text-properties officeooo:rsid="0025476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c762" style:font-weight-asian="bold" style:font-weight-complex="bold"/>
    </style:style>
    <style:style style:name="T7" style:family="text">
      <style:text-properties fo:font-weight="bold" officeooo:rsid="00272efc" style:font-weight-asian="bold" style:font-weight-complex="bold"/>
    </style:style>
    <style:style style:name="T8" style:family="text">
      <style:text-properties fo:font-weight="bold" officeooo:rsid="0028dbcd" style:font-weight-asian="bold" style:font-weight-complex="bold"/>
    </style:style>
    <style:style style:name="T9" style:family="text">
      <style:text-properties fo:font-weight="bold" officeooo:rsid="0030a3b3" style:font-weight-asian="bold" style:font-weight-complex="bold"/>
    </style:style>
    <style:style style:name="T10" style:family="text">
      <style:text-properties officeooo:rsid="00272efc"/>
    </style:style>
    <style:style style:name="T11" style:family="text">
      <style:text-properties fo:font-weight="normal" officeooo:rsid="00272efc" style:font-weight-asian="normal" style:font-weight-complex="normal"/>
    </style:style>
    <style:style style:name="T12" style:family="text">
      <style:text-properties officeooo:rsid="002a967e"/>
    </style:style>
    <style:style style:name="T13" style:family="text">
      <style:text-properties style:use-window-font-color="true" style:font-name="FreeSans2" officeooo:rsid="002dc23c" style:font-name-asian="Times New Roman" style:font-name-complex="Arial"/>
    </style:style>
    <style:style style:name="T14" style:family="text">
      <style:text-properties style:use-window-font-color="true" style:font-name="FreeSans2" fo:font-weight="normal" officeooo:rsid="002dc23c" style:font-name-asian="Times New Roman" style:font-weight-asian="normal" style:font-name-complex="Arial" style:font-weight-complex="normal"/>
    </style:style>
    <style:style style:name="T15" style:family="text">
      <style:text-properties style:font-name="FreeSans1"/>
    </style:style>
    <style:style style:name="T16" style:family="text">
      <style:text-properties officeooo:rsid="002dc23c"/>
    </style:style>
    <style:style style:name="T17" style:family="text">
      <style:text-properties fo:color="#000099" style:font-name="FreeSans2" fo:font-weight="normal" officeooo:rsid="002dc23c" style:font-name-asian="Times New Roman" style:font-weight-asian="normal" style:font-name-complex="Arial" style:font-weight-complex="normal"/>
    </style:style>
    <style:style style:name="T18" style:family="text">
      <style:text-properties fo:color="#000000" style:font-name="FreeSans2" fo:font-weight="normal" officeooo:rsid="002dc23c" style:font-name-asian="Times New Roman" style:font-weight-asian="normal" style:font-name-complex="Arial" style:font-weight-complex="normal"/>
    </style:style>
    <style:style style:name="T19" style:family="text">
      <style:text-properties officeooo:rsid="00311312"/>
    </style:style>
    <style:style style:name="T20" style:family="text">
      <style:text-properties officeooo:rsid="00329f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ENUNCIADO </text:span>TAREFA UNIDADE DIDÁCTICA <text:span text:style-name="T1">4</text:span></text:p>
      <text:p text:style-name="P12"/>
      <text:p text:style-name="P1"><text:span text:style-name="T1">1.- Indica cales serían as garantías das que disporían os traballadores, no caso de ser designados polo empresario para organizar a prevención na empresa.</text:span></text:p>
      <text:p text:style-name="P2"/>
      <text:p text:style-name="P2">2.- Completa a seguinte táboa co nº de delegados de prevención que corresponda:</text:p>
      <text:p text:style-name="P2"/>
      <table:table table:name="Táboa1" table:style-name="Táboa1">
        <table:table-column table:style-name="Táboa1.A" table:number-columns-repeated="3"/>
        <table:table-column table:style-name="Táboa1.D"/>
        <table:table-row>
          <table:table-cell table:style-name="Táboa1.A1" office:value-type="string">
            <text:p text:style-name="P35">Cadro de persoal</text:p>
          </table:table-cell>
          <table:table-cell table:style-name="Táboa1.A1" office:value-type="string">
            <text:p text:style-name="P35">Nº de delegados/as</text:p>
          </table:table-cell>
          <table:table-cell table:style-name="Táboa1.A1" office:value-type="string">
            <text:p text:style-name="P35">Cadro de persoal</text:p>
          </table:table-cell>
          <table:table-cell table:style-name="Táboa1.D1" office:value-type="string">
            <text:p text:style-name="P35">Nº de delegados/as</text:p>
          </table:table-cell>
        </table:table-row>
        <table:table-row>
          <table:table-cell table:style-name="Táboa1.C5" office:value-type="string">
            <text:list xml:id="list4374742067871681734" text:style-name="L1">
              <text:list-item>
                <text:p text:style-name="P41">Ata 49</text:p>
              </text:list-item>
            </text:list>
          </table:table-cell>
          <table:table-cell table:style-name="Táboa1.C5" office:value-type="string">
            <text:p text:style-name="P38"/>
          </table:table-cell>
          <table:table-cell table:style-name="Táboa1.C5" office:value-type="string">
            <text:list xml:id="list211038976252272" text:continue-numbering="true" text:style-name="L1">
              <text:list-item>
                <text:p text:style-name="P43">De 1.001 a 2.000</text:p>
              </text:list-item>
            </text:list>
          </table:table-cell>
          <table:table-cell table:style-name="Táboa1.D5" office:value-type="string">
            <text:p text:style-name="P38"/>
          </table:table-cell>
        </table:table-row>
        <table:table-row>
          <table:table-cell table:style-name="Táboa1.C5" office:value-type="string">
            <text:list xml:id="list211038022661036" text:continue-numbering="true" text:style-name="L1">
              <text:list-item>
                <text:p text:style-name="P41">De 50 a 100</text:p>
              </text:list-item>
            </text:list>
          </table:table-cell>
          <table:table-cell table:style-name="Táboa1.C5" office:value-type="string">
            <text:p text:style-name="P38"/>
          </table:table-cell>
          <table:table-cell table:style-name="Táboa1.C5" office:value-type="string">
            <text:list xml:id="list211038846435126" text:continue-numbering="true" text:style-name="L1">
              <text:list-item>
                <text:p text:style-name="P43">De 2.001 a 3.000</text:p>
              </text:list-item>
            </text:list>
          </table:table-cell>
          <table:table-cell table:style-name="Táboa1.D5" office:value-type="string">
            <text:p text:style-name="P38"/>
          </table:table-cell>
        </table:table-row>
        <table:table-row>
          <table:table-cell table:style-name="Táboa1.C5" office:value-type="string">
            <text:list xml:id="list211038797651420" text:continue-numbering="true" text:style-name="L1">
              <text:list-item>
                <text:p text:style-name="P41">De 101 a 500</text:p>
              </text:list-item>
            </text:list>
          </table:table-cell>
          <table:table-cell table:style-name="Táboa1.C5" office:value-type="string">
            <text:p text:style-name="P38"/>
          </table:table-cell>
          <table:table-cell table:style-name="Táboa1.C5" office:value-type="string">
            <text:list xml:id="list211037826948885" text:continue-numbering="true" text:style-name="L1">
              <text:list-item>
                <text:p text:style-name="P43">De 3.001 a 4.000</text:p>
              </text:list-item>
            </text:list>
          </table:table-cell>
          <table:table-cell table:style-name="Táboa1.D5" office:value-type="string">
            <text:p text:style-name="P38"/>
          </table:table-cell>
        </table:table-row>
        <table:table-row>
          <table:table-cell table:style-name="Táboa1.C5" office:value-type="string">
            <text:list xml:id="list211037593470305" text:continue-numbering="true" text:style-name="L1">
              <text:list-item>
                <text:p text:style-name="P41">De 501 a 1.000</text:p>
              </text:list-item>
            </text:list>
          </table:table-cell>
          <table:table-cell table:style-name="Táboa1.C5" office:value-type="string">
            <text:p text:style-name="P38"/>
          </table:table-cell>
          <table:table-cell table:style-name="Táboa1.C5" office:value-type="string">
            <text:list xml:id="list211037970409314" text:continue-numbering="true" text:style-name="L1">
              <text:list-item>
                <text:p text:style-name="P43">&gt; 4.000</text:p>
              </text:list-item>
            </text:list>
          </table:table-cell>
          <table:table-cell table:style-name="Táboa1.D5" office:value-type="string">
            <text:p text:style-name="P38"/>
          </table:table-cell>
        </table:table-row>
      </table:table>
      <text:p text:style-name="P2"/>
      <text:p text:style-name="P2"/>
      <text:p text:style-name="P3">3.- A partir de que nº de traballadores a empresa contaría con Comité de Seguridade e Saúde?</text:p>
      <text:p text:style-name="P3"/>
      <text:p text:style-name="P3">4.- Cales son as posibles modalidades que ten o empresario para a organización da prevención na empresa?</text:p>
      <text:p text:style-name="P3"/>
      <text:p text:style-name="P3">5.- Describe cal deberá ser a pauta xeral de actuación fronte a unha situación onde son requiridos os primeiros auxilios.</text:p>
      <text:p text:style-name="P3"/>
      <text:p text:style-name="P9"/>
      <text:p text:style-name="P10"><text:span text:style-name="T16">RESPOSTAS </text:span>TAREFA UNIDADE DIDÁCTICA <text:span text:style-name="T1">4</text:span></text:p>
      <text:p text:style-name="P26"/>
      <text:p text:style-name="P25">/// 1 /// </text:p>
      <text:p text:style-name="P15">As garantías que teñen os traballadores n<text:span text:style-name="T1">o caso de ser designados polo empresario para organizar a prevención na empresa </text:span>son:</text:p>
      <text:p text:style-name="P16"><text:span text:style-name="T13">▸</text:span> A independencia técnica <text:span text:style-name="T3">sen sufrir ningún prexuízo por realizar as súas funcións. Cómpre tamén salientar neste apartado que os traballadores deberán gardar sixilo profesional sobre a información á que poidan ter acceso como consecuencia do desenvolvemento das súas funcións. </text:span></text:p>
      <text:p text:style-name="P17"><text:span text:style-name="T13">▸</text:span> Estes traballadores por suposto tamén gozarán das garantías coas que son cubertos polo Estatuto dos Traballadores <text:span text:style-name="T4">que son as seguintes:</text:span></text:p>
      <text:p text:style-name="P31"><text:span text:style-name="T14">∙</text:span> No caso de ser sancionado por faltas graves ou moi graves, será oído/a o/a traballador/a e os/as restantes representantes dos/das traballadores/as, de ser o caso.</text:p>
      <text:p text:style-name="P32"><text:span text:style-name="T18">∙</text:span><text:span text:style-name="T17"> </text:span>No caso de suspensión ou extinción por causas tecnolóxicas ou económicas, prioridade de permanencia na empresa.</text:p>
      <text:p text:style-name="P32"><text:span text:style-name="T18">∙</text:span> Non ser despedido nin sancionado durante o exercicio das súas funcións nin dentro do ano seguinte.</text:p>
      <text:p text:style-name="P32"><text:span text:style-name="T18">∙</text:span> Non ser discriminado na súa promoción económica nin profesional. </text:p>
      <text:p text:style-name="P32"><text:span text:style-name="T18">∙ </text:span>Expresar con liberdade as súas opinións referidas ao exercicio das súas función.</text:p>
      <text:p text:style-name="P32"><text:span text:style-name="T18">∙</text:span> Dispor dun crédito de horas mensuais retribuídas para o exercicio das súas funcións.</text:p>
      <text:p text:style-name="P30"/>
      <text:p text:style-name="P11"><text:span text:style-name="T5">/// </text:span><text:span text:style-name="T6">2</text:span><text:span text:style-name="T5"> ///</text:span></text:p>
      <table:table table:name="Táboa2" table:style-name="Táboa2">
        <table:table-column table:style-name="Táboa2.A" table:number-columns-repeated="3"/>
        <table:table-column table:style-name="Táboa2.D"/>
        <table:table-row>
          <table:table-cell table:style-name="Táboa2.A1" office:value-type="string">
            <text:p text:style-name="P36">Cadro de persoal</text:p>
          </table:table-cell>
          <table:table-cell table:style-name="Táboa2.A1" office:value-type="string">
            <text:p text:style-name="P36">Nº de delegados/as</text:p>
          </table:table-cell>
          <table:table-cell table:style-name="Táboa2.A1" office:value-type="string">
            <text:p text:style-name="P36">Cadro de persoal</text:p>
          </table:table-cell>
          <table:table-cell table:style-name="Táboa2.D1" office:value-type="string">
            <text:p text:style-name="P36">Nº de delegados/as</text:p>
          </table:table-cell>
        </table:table-row>
        <table:table-row>
          <table:table-cell table:style-name="Táboa2.C5" office:value-type="string">
            <text:list xml:id="list211038123334587" text:continue-numbering="true" text:style-name="L1">
              <text:list-item>
                <text:p text:style-name="P42">Ata 49</text:p>
              </text:list-item>
            </text:list>
          </table:table-cell>
          <table:table-cell table:style-name="Táboa2.C5" office:value-type="string">
            <text:p text:style-name="P34">1</text:p>
          </table:table-cell>
          <table:table-cell table:style-name="Táboa2.C5" office:value-type="string">
            <text:list xml:id="list211037857738575" text:continue-numbering="true" text:style-name="L1">
              <text:list-item>
                <text:p text:style-name="P44">De 1.001 a 2.000</text:p>
              </text:list-item>
            </text:list>
          </table:table-cell>
          <table:table-cell table:style-name="Táboa2.D5" office:value-type="string">
            <text:p text:style-name="P34">5</text:p>
          </table:table-cell>
        </table:table-row>
        <table:table-row>
          <table:table-cell table:style-name="Táboa2.C5" office:value-type="string">
            <text:list xml:id="list211038311378876" text:continue-numbering="true" text:style-name="L1">
              <text:list-item>
                <text:p text:style-name="P42">De 50 a 100</text:p>
              </text:list-item>
            </text:list>
          </table:table-cell>
          <table:table-cell table:style-name="Táboa2.C5" office:value-type="string">
            <text:p text:style-name="P34">2</text:p>
          </table:table-cell>
          <table:table-cell table:style-name="Táboa2.C5" office:value-type="string">
            <text:list xml:id="list211039193468311" text:continue-numbering="true" text:style-name="L1">
              <text:list-item>
                <text:p text:style-name="P44">De 2.001 a 3.000</text:p>
              </text:list-item>
            </text:list>
          </table:table-cell>
          <table:table-cell table:style-name="Táboa2.D5" office:value-type="string">
            <text:p text:style-name="P34">6</text:p>
          </table:table-cell>
        </table:table-row>
        <table:table-row>
          <table:table-cell table:style-name="Táboa2.C5" office:value-type="string">
            <text:list xml:id="list211037380733405" text:continue-numbering="true" text:style-name="L1">
              <text:list-item>
                <text:p text:style-name="P42">De 101 a 500</text:p>
              </text:list-item>
            </text:list>
          </table:table-cell>
          <table:table-cell table:style-name="Táboa2.C5" office:value-type="string">
            <text:p text:style-name="P34">3</text:p>
          </table:table-cell>
          <table:table-cell table:style-name="Táboa2.C5" office:value-type="string">
            <text:list xml:id="list211037790344600" text:continue-numbering="true" text:style-name="L1">
              <text:list-item>
                <text:p text:style-name="P44">De 3.001 a 4.000</text:p>
              </text:list-item>
            </text:list>
          </table:table-cell>
          <table:table-cell table:style-name="Táboa2.D5" office:value-type="string">
            <text:p text:style-name="P34">7</text:p>
          </table:table-cell>
        </table:table-row>
        <table:table-row>
          <table:table-cell table:style-name="Táboa2.C5" office:value-type="string">
            <text:list xml:id="list211038636872728" text:continue-numbering="true" text:style-name="L1">
              <text:list-item>
                <text:p text:style-name="P42">De 501 a 1.000</text:p>
              </text:list-item>
            </text:list>
          </table:table-cell>
          <table:table-cell table:style-name="Táboa2.C5" office:value-type="string">
            <text:p text:style-name="P34">4</text:p>
          </table:table-cell>
          <table:table-cell table:style-name="Táboa2.C5" office:value-type="string">
            <text:list xml:id="list211039101797489" text:continue-numbering="true" text:style-name="L1">
              <text:list-item>
                <text:p text:style-name="P44">&gt; 4.000</text:p>
              </text:list-item>
            </text:list>
          </table:table-cell>
          <table:table-cell table:style-name="Táboa2.D5" office:value-type="string">
            <text:p text:style-name="P34">8</text:p>
          </table:table-cell>
        </table:table-row>
      </table:table>
      <text:p text:style-name="P4"/>
      <text:p text:style-name="P13"><text:span text:style-name="T5">/// 3 ///</text:span></text:p>
      <text:p text:style-name="P14"><text:span text:style-name="T11">Unha empresa deberá ter un Comité de Seguridade e Saúde se ten</text:span><text:span text:style-name="T7"> 50 empregados ou máis.</text:span></text:p>
      <text:p text:style-name="P14"><text:span text:style-name="T7"/></text:p>
      <text:p text:style-name="P14"><text:span text:style-name="T7"/></text:p>
      <text:p text:style-name="P23"><text:soft-page-break/><text:span text:style-name="T7">/// </text:span><text:span text:style-name="T8">4</text:span><text:span text:style-name="T7"> /// </text:span></text:p>
      <text:p text:style-name="P18"><text:span text:style-name="T10">A</text:span>s modalidades ás que o empresario/a se ten que atinxir á hora de organizar os recursos necesarios para desenvolver as actividades preventivas son as seguintes:</text:p>
      <text:p text:style-name="P27"><text:span text:style-name="T13">▸</text:span> Asumindo persoalmente tal actividade.</text:p>
      <text:p text:style-name="P28"><text:span text:style-name="T13">▸ </text:span>Designando un/unha ou varios/as traballadores/as para a levar a cabo.</text:p>
      <text:p text:style-name="P28"><text:span text:style-name="T13">▸ </text:span>Constituíndo un servizo de prevención propio.</text:p>
      <text:p text:style-name="P28"><text:span text:style-name="T13">▸</text:span> Acudindo a un servizo de prevención alleo.</text:p>
      <text:p text:style-name="P18"><text:span text:style-name="T12">A prevención preferiblemente debe ser desenvolvidas cos recursos propios da empresa pero será mellor recorrer a medios alleos atendendo aos seguintes c</text:span>riterios de selección</text:p>
      <text:p text:style-name="P27"><text:span text:style-name="T13">▸ </text:span>Número de traballadores/as da empresa.</text:p>
      <text:p text:style-name="P28"><text:span text:style-name="T13">▸</text:span> Perigo da actividade (inclusión ou non na lista do anexo I do RSP).</text:p>
      <text:p text:style-name="P28"><text:span text:style-name="T13">▸ </text:span>Riscos aos que están expostos/as os/as traballadores/as.</text:p>
      <text:p text:style-name="P19"/>
      <text:p text:style-name="P19"/>
      <text:p text:style-name="P24"><text:span text:style-name="T7">/// </text:span><text:span text:style-name="T9">5</text:span><text:span text:style-name="T7"> /// </text:span></text:p>
      <text:p text:style-name="P20"><text:span text:style-name="T10">A</text:span>nte unha situación onde son requiridos os primeiros auxilios o primeiro que hai que facer é unha avaliación xeral da situación evitando empeorar a situación da persoa ferida e tamén evitando poñernos nós mesmos en risco e inmediatamente procurar axuda.</text:p>
      <text:p text:style-name="P21">Logo temos que proceder a avaliar os seguintes estados do ferido.</text:p>
      <text:p text:style-name="P21"><text:span text:style-name="T19">(1)</text:span> <text:span text:style-name="T19">V</text:span>er se a persoa ferida está consciente. <text:span text:style-name="T19">Se fala, abre os ollos, responde a estímulos etc.</text:span></text:p>
      <text:p text:style-name="P21"><text:span text:style-name="T19">(2) Ver</text:span> se respira <text:span text:style-name="T20">achegándonos ao seu nariz ou boca e sentir a súa respiración ou se o seu tórax se move.</text:span></text:p>
      <text:p text:style-name="P33"><text:span text:style-name="T19">Se respira ben poñemos á persoa en posición lateral de seguridade e seguimos avaliando outras lesións ou aplicando os primeiros auxilios se están localizadas. </text:span>Se non respira <text:span text:style-name="T19">seguramente é porque ten as vías respiratorias obstruídas polo que tentaremos despexalas e ver se así respira. Se non respira de ningunha maneira realizaremos as manobras de Soporte Vital ou RCP.</text:span></text:p>
      <text:p text:style-name="P22">(3) Ver se ten pulso <text:span text:style-name="T20">achegándonos ao seu tórax para ver se escoitamos o latexo do corazón. Contra o suposto máis estendido non é eficaz tomar o pulso. É mellor sentir o latexo do corazón ou a presión na xugular. <text:s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2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5" style:family="paragraph" style:next-style-name="tx1">
      <style:paragraph-properties fo:margin-left="1.6cm" fo:margin-right="0cm" fo:margin-top="0.529cm" fo:margin-bottom="0.423cm" loext:contextual-spacing="false" fo:orphans="2" fo:widows="2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language="gl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áboa4" style:family="table">
      <style:table-properties style:width="17cm" table:align="margins" style:shadow="none" style:writing-mode="page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fo:padding="0.097cm" fo:border-left="none" fo:border-right="none" fo:border-top="none" fo:border-bottom="0.5pt solid #000000"/>
    </style:style>
    <style:style style:name="Táboa3" style:family="table">
      <style:table-properties style:width="17cm" table:align="margins" style:shadow="none"/>
    </style:style>
    <style:style style:name="Táboa3.A" style:family="table-column">
      <style:table-column-properties style:column-width="5.667cm" style:rel-column-width="21845*"/>
    </style:style>
    <style:style style:name="Táboa3.B" style:family="table-column">
      <style:table-column-properties style:column-width="5.667cm" style:rel-column-width="21846*"/>
    </style:style>
    <style:style style:name="Táboa3.C" style:family="table-column">
      <style:table-column-properties style:column-width="5.667cm" style:rel-column-width="21844*"/>
    </style:style>
    <style:style style:name="Táboa3.A1" style:family="table-cell">
      <style:table-cell-properties fo:padding="0.097cm" fo:border="none"/>
    </style:style>
    <style:style style:name="MP1" style:family="paragraph" style:parent-style-name="Text_20_body">
      <style:paragraph-properties fo:margin-top="0cm" fo:margin-bottom="0cm" loext:contextual-spacing="false" fo:line-height="100%" fo:text-align="end" style:justify-single-word="false" style:writing-mode="page"/>
      <style:text-properties fo:font-size="14pt" fo:font-weight="bold" officeooo:paragraph-rsid="002be4d1" style:font-size-asian="14pt" style:font-weight-asian="bold" style:font-size-complex="14pt" style:font-weight-complex="bold"/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 style:writing-mode="page"/>
      <style:text-properties style:font-name="FreeSans1" officeooo:paragraph-rsid="002be4d1"/>
    </style:style>
    <style:style style:name="MP3" style:family="paragraph" style:parent-style-name="Table_20_Contents">
      <style:text-properties style:font-name="FreeSans1" fo:font-size="9pt" officeooo:rsid="002f7071" officeooo:paragraph-rsid="002f7071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style:font-name="FreeSans1" fo:font-size="10pt" fo:font-weight="bold" officeooo:rsid="002f7071" officeooo:paragraph-rsid="002f7071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style:font-name="FreeSans1" fo:font-size="9pt" officeooo:rsid="002f7071" officeooo:paragraph-rsid="002f7071" style:font-size-asian="9pt" style:font-size-complex="9pt"/>
    </style:style>
    <style:style style:name="MT1" style:family="text">
      <style:text-properties style:font-name="FreeSans1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áboa4" table:style-name="Táboa4">
          <table:table-column table:style-name="Táboa4.A"/>
          <table:table-row>
            <table:table-cell table:style-name="Táboa4.A1" office:value-type="string">
              <text:p text:style-name="MP1"><text:span text:style-name="MT1">MP0617_FORMACIÓN E ORIENTACIÓN LABORAL</text:span></text:p>
              <text:p text:style-name="MP2">Como xestionar a prevención na empresa? Primeiros auxilios<text:span text:style-name="MT2"> UD04</text:span></text:p>
            </table:table-cell>
          </table:table-row>
        </table:table>
        <text:p text:style-name="Text_20_body"/>
      </style:header>
      <style:footer>
        <table:table table:name="Táboa3" table:style-name="Táboa3">
          <table:table-column table:style-name="Táboa3.A"/>
          <table:table-column table:style-name="Táboa3.B"/>
          <table:table-column table:style-name="Táboa3.C"/>
          <table:table-row>
            <table:table-cell table:style-name="Táboa3.A1" office:value-type="string">
              <text:p text:style-name="MP3"><text:span text:style-name="MT2">FOL</text:span> TAREFA UD04 </text:p>
            </table:table-cell>
            <table:table-cell table:style-name="Táboa3.A1" office:value-type="string">
              <text:p text:style-name="MP4">-<text:page-number text:select-page="current">3</text:page-number>-</text:p>
            </table:table-cell>
            <table:table-cell table:style-name="Táboa3.A1" office:value-type="string">
              <text:p text:style-name="MP5">ADRIÁN ÁLVAREZ LOI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7:17:53.932000000</meta:creation-date>
    <dc:date>2018-01-18T21:05:52.933491752</dc:date>
    <meta:editing-duration>PT1H19M3S</meta:editing-duration>
    <meta:editing-cycles>20</meta:editing-cycles>
    <meta:generator>LibreOffice/5.2.7.2$Linux_X86_64 LibreOffice_project/20m0$Build-2</meta:generator>
    <meta:document-statistic meta:table-count="4" meta:image-count="0" meta:object-count="0" meta:page-count="3" meta:paragraph-count="74" meta:word-count="730" meta:character-count="4200" meta:non-whitespace-character-count="3552"/>
  </office:meta>
</office:document-meta>
</file>